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83cm" style:rel-column-width="4174*"/>
    </style:style>
    <style:style style:name="表2.B" style:family="table-column">
      <style:table-column-properties style:column-width="3.223cm" style:rel-column-width="12422*"/>
    </style:style>
    <style:style style:name="表2.C" style:family="table-column">
      <style:table-column-properties style:column-width="2.141cm" style:rel-column-width="8254*"/>
    </style:style>
    <style:style style:name="表2.D" style:family="table-column">
      <style:table-column-properties style:column-width="10.553cm" style:rel-column-width="40685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name-asian="Arial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language-asian="ja" style:country-asian="JP" style:font-weight-asian="bold" style:font-size-complex="15pt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text-properties style:font-name="Arial" fo:font-size="22pt" style:font-name-asian="Arial" style:font-size-asian="22pt" style:font-name-complex="Consolas" style:font-size-complex="22pt"/>
    </style:style>
    <style:style style:name="P1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Arial" style:font-name-asian="Arial"/>
    </style:style>
    <style:style style:name="P1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name-complex="Consolas" style:font-size-complex="14pt" style:font-weight-complex="normal"/>
    </style:style>
    <style:style style:name="P32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style:language-asian="ja" style:country-asian="JP"/>
    </style:style>
    <style:style style:name="T3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row>
          <table:table-cell table:style-name="表1.A1" office:value-type="string">
            <text:p text:style-name="P31">f <text:s/>C:\WORKS_2\WS\WS_Others.JVEMV6\JVEMV6\44_currency\6_obs</text:p>
          </table:table-cell>
        </table:table-row>
        <table:table-row>
          <table:table-cell table:style-name="表1.A2" office:value-type="string">
            <text:p text:style-name="P10"/>
          </table:table-cell>
        </table:table-row>
      </table:table>
      <text:p text:style-name="P8"/>
      <text:p text:style-name="P5">---------------------------------------------------------------------------</text:p>
      <text:p text:style-name="P9">res free# JVEMV6 44#6_1 / 44. currency / 6. obs / 20191217_134227</text:p>
      <text:p text:style-name="P9"/>
      <text:p text:style-name="P5">[do] <text:span text:style-name="T1">#_ </text:span></text:p>
      <text:list xml:id="list323385959474054167" text:style-name="L1">
        <text:list-item>
          <text:p text:style-name="P13">REVIEW</text:p>
        </text:list-item>
        <text:list-item>
          <text:p text:style-name="P13">TASK-1</text:p>
          <text:list>
            <text:list-item>
              <text:p text:style-name="P13">BUSL3_No_T_3.(20191215_111336).dat</text:p>
            </text:list-item>
            <text:list-item>
              <text:p text:style-name="P24">sheet : log_obs.[44#6_1].ods (C:\WORKS_2\WS\WS_Others.JVEMV6\JVEMV6\44_currency\6_obs)</text:p>
            </text:list-item>
          </text:list>
        </text:list-item>
      </text:list>
      <text:p text:style-name="P6"/>
      <text:p text:style-name="P5">[next]</text:p>
      <text:list xml:id="list3215568185340548839" text:style-name="L2">
        <text:list-item>
          <text:p text:style-name="P14">TASK</text:p>
          <text:list>
            <text:list-item>
              <text:p text:style-name="P14">BUSL3_No_T_3.(20191215_111336).dat ==&gt; further</text:p>
            </text:list-item>
          </text:list>
        </text:list-item>
      </text:list>
      <text:p text:style-name="P5">[further]</text:p>
      <text:list xml:id="list5590936806170806647" text:style-name="L3">
        <text:list-item>
          <text:p text:style-name="P15"/>
        </text:list-item>
      </text:list>
      <text:p text:style-name="P1"><text:line-break/><text:span text:style-name="T3">[/ 20191217_135521]</text:span></text:p>
      <text:p text:style-name="P1"/>
      <text:p text:style-name="P8"/>
      <text:p text:style-name="P5">---------------------------------------------------------------------------</text:p>
      <text:p text:style-name="P9">res free# JVEMV6 44#6_XX / 44. currency / 6. obs / 20191218_165454</text:p>
      <text:p text:style-name="P9"/>
      <text:p text:style-name="P5">[do] <text:span text:style-name="T1">#_ </text:span></text:p>
      <text:list xml:id="list3870193449769727454" text:style-name="L4">
        <text:list-item>
          <text:p text:style-name="P16">REVIEW</text:p>
        </text:list-item>
        <text:list-item>
          <text:p text:style-name="P16"><text:soft-page-break/>TASK-1</text:p>
          <text:list>
            <text:list-item>
              <text:list>
                <text:list-item>
                  <text:p text:style-name="P16">C:\WORKS_2\WS\WS_Others.prog\prog\D-7\2_2\VIRTUAL\Admin_Projects\curr\data\log\BUSL3_No_T_3.(20191215_111336).dir</text:p>
                </text:list-item>
                <text:list-item>
                  <text:p text:style-name="P16">BUSL3_No_T_3.(20191215_111336).dat</text:p>
                </text:list-item>
                <text:list-item>
                  <text:p text:style-name="P25">log_obs.[44#6_1].ods // C:\WORKS_2\WS\WS_Others.JVEMV6\JVEMV6\44_currency\6_obs</text:p>
                </text:list-item>
              </text:list>
            </text:list-item>
            <text:list-item>
              <text:p text:style-name="P16">T-1.1 : prep data</text:p>
              <text:list>
                <text:list-item>
                  <text:list>
                    <text:list-item>
                      <text:p text:style-name="P16">QQ : TP<text:span text:style-name="T2">のケースが、３件 (3 / 17 = 17.6%)</text:span></text:p>
                    </text:list-item>
                    <text:list-item>
                      <text:p text:style-name="P26">これらの３件　=&gt;　obs</text:p>
                    </text:list-item>
                    <text:list-item>
                      <text:p text:style-name="P28">log_obs.[44#6_1].ods // C:\WORKS_2\WS\WS_Others.JVEMV6\JVEMV6\44_currency\6_obs</text:p>
                      <text:list>
                        <text:list-item>
                          <text:p text:style-name="P28">sheet : “2”</text:p>
                        </text:list-item>
                      </text:list>
                    </text:list-item>
                  </text:list>
                </text:list-item>
                <text:list-item>
                  <text:p text:style-name="P26">steps</text:p>
                  <text:list>
                    <text:list-item>
                      <text:p text:style-name="P26">change font size → 13</text:p>
                    </text:list-item>
                    <text:list-item>
                      <text:p text:style-name="P26">罫線</text:p>
                    </text:list-item>
                    <text:list-item>
                      <text:p text:style-name="P26">column name cells ==&gt; “黄色１”</text:p>
                    </text:list-item>
                    <text:list-item>
                      <text:p text:style-name="P26">sort range ==&gt; column : O – Q</text:p>
                    </text:list-item>
                    <text:list-item>
                      <text:p text:style-name="P26">colorize : “bar_type”</text:p>
                      <text:list>
                        <text:list-item>
                          <text:p text:style-name="P26">“C3” ==&gt; “シアン１”</text:p>
                        </text:list-item>
                        <text:list-item>
                          <text:p text:style-name="P26">“C8” ==&gt; “赤１０”</text:p>
                        </text:list-item>
                        <text:list-item>
                          <text:p text:style-name="P26">cells in the col “BB-seq” ==&gt; C/P to the right-hand cells</text:p>
                        </text:list-item>
                        <text:list-item>
                          <text:p text:style-name="P26">条件付き書式</text:p>
                          <text:list>
                            <text:list-item>
                              <text:p text:style-name="P26">等しい　=&gt;　”マゼンタ”</text:p>
                            </text:list-item>
                            <text:list-item>
                              <text:p text:style-name="P26">“$Q$3” ==&gt; remove “$” from “Q”</text:p>
                            </text:list-item>
                            <text:list-item>
                              <text:p text:style-name="P26">C/P ==&gt; original cell values, values onl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2 : obs (position ==&gt; SELL)</text:p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string">
            <text:p text:style-name="P11"/>
          </table:table-cell>
          <table:table-cell table:style-name="表2.A1" office:value-type="string">
            <text:p text:style-name="P11">BB-seq</text:p>
            <text:p text:style-name="P11"><text:soft-page-break/>starts with</text:p>
          </table:table-cell>
          <table:table-cell table:style-name="表2.A1" office:value-type="string">
            <text:p text:style-name="P11">TP</text:p>
            <text:p text:style-name="P11"><text:soft-page-break/>(3 / 17)</text:p>
          </table:table-cell>
          <table:table-cell table:style-name="表2.D1" office:value-type="string">
            <text:p text:style-name="P11">SL</text:p>
            <text:p text:style-name="P11"><text:soft-page-break/>(14 / 17)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1">
            <text:p text:style-name="P11">1</text:p>
          </table:table-cell>
          <table:table-cell table:style-name="表2.B2" office:value-type="float" office:value="0">
            <text:p text:style-name="P11">0</text:p>
          </table:table-cell>
          <table:table-cell table:style-name="表2.D2" office:value-type="float" office:value="0">
            <text:p text:style-name="P11">0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2">
            <text:p text:style-name="P11">2</text:p>
          </table:table-cell>
          <table:table-cell table:style-name="表2.B2" office:value-type="float" office:value="0">
            <text:p text:style-name="P11">0</text:p>
          </table:table-cell>
          <table:table-cell table:style-name="表2.D2" office:value-type="float" office:value="3">
            <text:p text:style-name="P11">3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3">
            <text:p text:style-name="P11">3</text:p>
          </table:table-cell>
          <table:table-cell table:style-name="表2.B2" office:value-type="float" office:value="0">
            <text:p text:style-name="P11">0</text:p>
          </table:table-cell>
          <table:table-cell table:style-name="表2.D2" office:value-type="float" office:value="5">
            <text:p text:style-name="P11">5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4">
            <text:p text:style-name="P11">4</text:p>
          </table:table-cell>
          <table:table-cell table:style-name="表2.B2" office:value-type="float" office:value="1">
            <text:p text:style-name="P11">1</text:p>
          </table:table-cell>
          <table:table-cell table:style-name="表2.D2" office:value-type="float" office:value="2">
            <text:p text:style-name="P11">2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5">
            <text:p text:style-name="P11">5</text:p>
          </table:table-cell>
          <table:table-cell table:style-name="表2.B2" office:value-type="float" office:value="2">
            <text:p text:style-name="P11">2</text:p>
          </table:table-cell>
          <table:table-cell table:style-name="表2.D2" office:value-type="float" office:value="3">
            <text:p text:style-name="P11">3</text:p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B2" office:value-type="float" office:value="6">
            <text:p text:style-name="P11">6</text:p>
          </table:table-cell>
          <table:table-cell table:style-name="表2.B2" office:value-type="float" office:value="0">
            <text:p text:style-name="P11">0</text:p>
          </table:table-cell>
          <table:table-cell table:style-name="表2.D2" office:value-type="float" office:value="1">
            <text:p text:style-name="P11">1</text:p>
          </table:table-cell>
        </table:table-row>
      </table:table>
      <text:list xml:id="list37622163" text:continue-numbering="true" text:style-name="L4">
        <text:list-item>
          <text:list>
            <text:list-item>
              <text:list>
                <text:list-item>
                  <text:p text:style-name="P26"/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5">[IDEA]</text:p>
      <text:list xml:id="list1823296113969086030" text:style-name="L5">
        <text:list-item>
          <text:p text:style-name="P17">BB-seqについて<text:span text:style-name="T2">、TPとSLとの比率が、TP/SL &gt; 2.0　=&gt;　になるような、BB-seqを見つけよう</text:span></text:p>
        </text:list-item>
        <text:list-item>
          <text:p text:style-name="P27">pythonで、statsを集める　=&gt;　BB-seqが、5-6-6-6であるもの　=&gt;　そのあとに続くN本のbarたちの、動き　=&gt;　知りたい (N = 5, ひとまず)</text:p>
        </text:list-item>
      </text:list>
      <text:p text:style-name="P5">[next]</text:p>
      <text:list xml:id="list6603848588594984488" text:style-name="L6">
        <text:list-item>
          <text:p text:style-name="P18">TASK</text:p>
        </text:list-item>
      </text:list>
      <text:p text:style-name="P5">[further]</text:p>
      <text:list xml:id="list521491978151503711" text:style-name="L7">
        <text:list-item>
          <text:p text:style-name="P19"/>
        </text:list-item>
      </text:list>
      <text:p text:style-name="P1"><text:line-break/><text:span text:style-name="T3">[/ 20191218_174110]</text:span></text:p>
      <text:p text:style-name="P1"/>
      <text:p text:style-name="P8">@@@</text:p>
      <text:p text:style-name="P5">---------------------------------------------------------------------------</text:p>
      <text:p text:style-name="P9">res free# JVEMV6 44#6_XX / 44. currency / 6. obs / XXXX</text:p>
      <text:p text:style-name="P9"/>
      <text:p text:style-name="P5">[do] <text:span text:style-name="T1">#_ </text:span></text:p>
      <text:list xml:id="list37630400" text:continue-list="list323385959474054167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5"/>
      <text:p text:style-name="P5"><text:soft-page-break/>[next]</text:p>
      <text:list xml:id="list1911918974506852424" text:style-name="L8">
        <text:list-item>
          <text:p text:style-name="P20">TASK</text:p>
        </text:list-item>
      </text:list>
      <text:p text:style-name="P5">[further]</text:p>
      <text:list xml:id="list3927731177663687918" text:style-name="L9">
        <text:list-item>
          <text:p text:style-name="P21"/>
        </text:list-item>
      </text:list>
      <text:p text:style-name="P1"><text:line-break/><text:span text:style-name="T3">[/ XXX]</text:span></text:p>
      <text:p text:style-name="P1"/>
      <text:p text:style-name="P1"/>
      <text:p text:style-name="P7"/>
      <text:p text:style-name="P3"/>
      <text:p text:style-name="P3"/>
      <text:p text:style-name="P3">------------------------------------------------ [TEMPLATE] 20190630_172146</text:p>
      <text:p text:style-name="P5">---------------------------------------------------------------------------</text:p>
      <text:p text:style-name="P9">res free# JVEMV6 44#6_XX / 44. currency / 6. obs / XXXX</text:p>
      <text:p text:style-name="P9"/>
      <text:p text:style-name="P5">[do] <text:span text:style-name="T1">#_ </text:span></text:p>
      <text:list xml:id="list37630146" text:continue-list="list37630400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5"/>
      <text:p text:style-name="P5">[next]</text:p>
      <text:list xml:id="list2809215911286111185" text:style-name="L10">
        <text:list-item>
          <text:p text:style-name="P22">TASK</text:p>
        </text:list-item>
      </text:list>
      <text:p text:style-name="P5">[further]</text:p>
      <text:list xml:id="list3953066685108797842" text:style-name="L11">
        <text:list-item>
          <text:p text:style-name="P23"/>
        </text:list-item>
      </text:list>
      <text:p text:style-name="P1"><text:line-break/><text:span text:style-name="T3">[/ XXX]</text:span></text:p>
      <text:p text:style-name="P1"/>
      <text:p text:style-name="P1"/>
      <text:p text:style-name="P1"/>
      <text:p text:style-name="P3"><text:soft-page-break/>/------------------------------------------------ [/TEMPLATE]</text:p>
      <text:p text:style-name="P4"/>
      <text:p text:style-name="P4"/>
      <table:table table:name="表10" table:style-name="表10">
        <table:table-column table:style-name="表10.A"/>
        <table:table-row>
          <table:table-cell table:style-name="表10.A1" office:value-type="string">
            <text:p text:style-name="P32">C:\WORKS_2\a &amp;&amp; r oj &amp;&amp; g a . &amp;&amp; git commit -m "(fx-related:obs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32"/>
          </table:table-cell>
        </table:table-row>
      </table:table>
      <text:p text:style-name="P12"/>
      <text:p text:style-name="P2"/>
      <text:p text:style-name="P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8T17:42:47.84</dc:date>
    <meta:editing-duration>P5DT6H22M45S</meta:editing-duration>
    <meta:editing-cycles>422</meta:editing-cycles>
    <meta:generator>OpenOffice/4.1.3$Win32 OpenOffice.org_project/413m1$Build-9783</meta:generator>
    <dc:creator>iwabuchi ken</dc:creator>
    <meta:document-statistic meta:table-count="3" meta:image-count="0" meta:object-count="0" meta:page-count="5" meta:paragraph-count="94" meta:word-count="411" meta:character-count="2240"/>
  </office:meta>
</office:document-meta>
</file>